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IOFSIndexInput.newBuffer( byte [ ] new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IOFSIndexInput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IOFSIndexInput.readInternal( byte [ ] b , int offset , int l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NIOFSDirectory.NIOFSDirectory( File path , LockFactory lock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IOFSDirectory.NIOFS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IOFSIndexInput.NIOFSIndexInput( File path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IOFSDirectory.openInput( String name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